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ba85d" officeooo:paragraph-rsid="000ba85d"/>
    </style:style>
    <style:style style:name="P2" style:family="paragraph" style:parent-style-name="Standard">
      <style:text-properties officeooo:rsid="000ba85d" officeooo:paragraph-rsid="000ba85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>
      <style:text-properties officeooo:paragraph-rsid="000ae85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in" fo:margin-bottom="0in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in" fo:margin-bottom="0in" style:contextual-spacing="false"/>
    </style:style>
    <style:style style:name="P26" style:family="paragraph" style:parent-style-name="Text_20_body">
      <style:text-properties officeooo:paragraph-rsid="000bfaa2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in" fo:margin-bottom="0in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in" fo:margin-bottom="0in" style:contextual-spacing="false"/>
    </style:style>
    <style:style style:name="T1" style:family="text">
      <style:text-properties officeooo:rsid="000ae85e"/>
    </style:style>
    <style:style style:name="T2" style:family="text">
      <style:text-properties officeooo:rsid="000bfaa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2">Handwriting:</text:span></text:span></text:p>
      <text:p text:style-name="P26"><text:span text:style-name="Strong_20_Emphasis">-----------------</text:span></text:p>
      <text:p text:style-name="Text_20_body"><text:span text:style-name="Strong_20_Emphasis">Key Changes Made:</text:span></text:p>
      <text:list text:style-name="L10">
        <text:list-item>
          <text:p text:style-name="P23"><text:span text:style-name="Strong_20_Emphasis">Proper Letter Positioning:</text:span> </text:p>
          <text:list>
            <text:list-item>
              <text:p text:style-name="P23"><text:span text:style-name="Strong_20_Emphasis">Uppercase letters (A)</text:span>: Start from top dark line, go through middle dotted line to bottom line (full height) </text:p>
            </text:list-item>
            <text:list-item>
              <text:p text:style-name="P23"><text:span text:style-name="Strong_20_Emphasis">Lowercase letters (a)</text:span>: Start from middle dotted line to bottom line (half height) </text:p>
            </text:list-item>
          </text:list>
        </text:list-item>
        <text:list-item>
          <text:p text:style-name="P23"><text:span text:style-name="Strong_20_Emphasis">Numbers Layout:</text:span> </text:p>
          <text:list>
            <text:list-item>
              <text:p text:style-name="P23"><text:span text:style-name="Strong_20_Emphasis">3 numbers per page</text:span> instead of 10 </text:p>
            </text:list-item>
            <text:list-item>
              <text:p text:style-name="P23">Numbers positioned from top line through middle dotted line to bottom line </text:p>
            </text:list-item>
            <text:list-item>
              <text:p text:style-name="P23">Better spacing with 3 numbers per row </text:p>
            </text:list-item>
          </text:list>
        </text:list-item>
        <text:list-item>
          <text:p text:style-name="P23"><text:span text:style-name="Strong_20_Emphasis">Improved Typography:</text:span> </text:p>
          <text:list>
            <text:list-item>
              <text:p text:style-name="P23">Used Times New Roman font for better handwriting practice </text:p>
            </text:list-item>
            <text:list-item>
              <text:p text:style-name="P23">Larger font sizes (48px for uppercase/numbers, 32px for lowercase) </text:p>
            </text:list-item>
            <text:list-item>
              <text:p text:style-name="P23">Better dotted line pattern for tracing </text:p>
            </text:list-item>
          </text:list>
        </text:list-item>
        <text:list-item>
          <text:p text:style-name="P23"><text:span text:style-name="Strong_20_Emphasis">Better Spacing:</text:span> </text:p>
          <text:list>
            <text:list-item>
              <text:p text:style-name="P23">4 letter pairs per page (A a, A a, A a, A a) </text:p>
            </text:list-item>
            <text:list-item>
              <text:p text:style-name="P23">3 numbers per page for focused practice </text:p>
            </text:list-item>
            <text:list-item>
              <text:p text:style-name="P22">Proper alignment with the guideline system </text:p>
            </text:list-item>
          </text:list>
        </text:list-item>
      </text:list>
      <text:p text:style-name="Text_20_body">The app now follows standard handwriting instruction guidelines where:</text:p>
      <text:list text:style-name="L11">
        <text:list-item>
          <text:p text:style-name="P25"><text:span text:style-name="Strong_20_Emphasis">Uppercase letters and numbers</text:span> use the full space from top to bottom line </text:p>
        </text:list-item>
        <text:list-item>
          <text:p text:style-name="P25"><text:span text:style-name="Strong_20_Emphasis">Lowercase letters</text:span> sit between the middle dotted line and bottom line </text:p>
        </text:list-item>
        <text:list-item>
          <text:p text:style-name="P25"><text:span text:style-name="Strong_20_Emphasis">3 numbers per page</text:span> for better focus and practice </text:p>
        </text:list-item>
        <text:list-item>
          <text:p text:style-name="P24"><text:span text:style-name="Strong_20_Emphasis">Dotted tracing letters</text:span> are properly positioned on the guidelines </text:p>
        </text:list-item>
      </text:list>
      <text:p text:style-name="Text_20_body">This creates a more authentic handwriting practice experience that matches traditional workbooks used in schools.</text:p>
      <text:p text:style-name="P9"><text:span text:style-name="Strong_20_Emphasis"/></text:p>
      <text:p text:style-name="P9"><text:span text:style-name="Strong_20_Emphasis"><text:span text:style-name="T1">Math Addition Subtraction:</text:span></text:span></text:p>
      <text:p text:style-name="P9"><text:span text:style-name="Strong_20_Emphasis">---------------------------------------</text:span></text:p>
      <text:p text:style-name="Text_20_body"><text:span text:style-name="Strong_20_Emphasis">Key Features:</text:span></text:p>
      <text:list text:style-name="L1">
        <text:list-item>
          <text:p text:style-name="P4"><text:span text:style-name="Strong_20_Emphasis">Math Problems</text:span>: Players solve addition and subtraction problems when they hit targets </text:p>
        </text:list-item>
        <text:list-item>
          <text:p text:style-name="P4"><text:span text:style-name="Strong_20_Emphasis">15 Levels</text:span>: Progressive difficulty from level 1 to 15 </text:p>
        </text:list-item>
        <text:list-item>
          <text:p text:style-name="P4"><text:span text:style-name="Strong_20_Emphasis">Scoring System</text:span>: Get 10 points for correct answers, lose a life for wrong answers </text:p>
        </text:list-item>
        <text:list-item>
          <text:p text:style-name="P4"><text:span text:style-name="Strong_20_Emphasis">Visual Elements</text:span>: Colorful targets moving around mountains, particle effects, and kid-friendly design </text:p>
        </text:list-item>
        <text:list-item>
          <text:p text:style-name="P3"><text:span text:style-name="Strong_20_Emphasis">Lives System</text:span>: 3 lives (hearts) that decrease with wrong answers </text:p>
        </text:list-item>
      </text:list>
      <text:p text:style-name="Text_20_body"><text:span text:style-name="Strong_20_Emphasis">How to Play:</text:span></text:p>
      <text:list text:style-name="L2">
        <text:list-item>
          <text:p text:style-name="P6">Click anywhere on the screen to shoot at moving targets </text:p>
        </text:list-item>
        <text:list-item>
          <text:p text:style-name="P6"><text:soft-page-break/>When you hit a target, a math problem appears </text:p>
        </text:list-item>
        <text:list-item>
          <text:p text:style-name="P6">Choose the correct answer from 3 options </text:p>
        </text:list-item>
        <text:list-item>
          <text:p text:style-name="P6">Correct answers give you points, wrong answers cost a life </text:p>
        </text:list-item>
        <text:list-item>
          <text:p text:style-name="P6">Level up every 50 points (up to level 15) </text:p>
        </text:list-item>
        <text:list-item>
          <text:p text:style-name="P5">Game ends when you run out of lives or complete all levels </text:p>
        </text:list-item>
      </text:list>
      <text:p text:style-name="Text_20_body"><text:span text:style-name="Strong_20_Emphasis">Educational Benefits:</text:span></text:p>
      <text:list text:style-name="L3">
        <text:list-item>
          <text:p text:style-name="P8">Practices basic addition and subtraction (numbers 1-20) </text:p>
        </text:list-item>
        <text:list-item>
          <text:p text:style-name="P8">Immediate feedback on answers </text:p>
        </text:list-item>
        <text:list-item>
          <text:p text:style-name="P8">Progressive difficulty </text:p>
        </text:list-item>
        <text:list-item>
          <text:p text:style-name="P8">Combines learning with fun gameplay </text:p>
        </text:list-item>
        <text:list-item>
          <text:p text:style-name="P7">Colorful, engaging interface designed for young children </text:p>
        </text:list-item>
      </text:list>
      <text:p text:style-name="Text_20_body">The game uses simple math appropriate for kindergarten through 1st grade, with problems like "5 + 3 = ?" and "8 - 2 = ?". The shooting mechanics are simple point-and-click, making it easy for young children to play while learning math skills!</text:p>
      <text:p text:style-name="Standard"/>
      <text:p text:style-name="P2">Learn shape:</text:p>
      <text:p text:style-name="P2">-----------------</text:p>
      <text:h text:style-name="P1" text:outline-level="2">🎮 <text:span text:style-name="Strong_20_Emphasis">Game Features:</text:span></text:h>
      <text:p text:style-name="Text_20_body"><text:span text:style-name="Strong_20_Emphasis">📚 Educational Content:</text:span></text:p>
      <text:list text:style-name="L4">
        <text:list-item>
          <text:p text:style-name="P11">Learn 8 different shapes: Circle, Square, Triangle, Rectangle, Diamond, Star, Oval, Heart </text:p>
        </text:list-item>
        <text:list-item>
          <text:p text:style-name="P11">Each shape has a unique color and design </text:p>
        </text:list-item>
        <text:list-item>
          <text:p text:style-name="P10">Progressive difficulty across 15 levels </text:p>
        </text:list-item>
      </text:list>
      <text:p text:style-name="Text_20_body">**🎯 <text:span text:style-name="Strong_20_Emphasis">Level Types:</text:span></text:p>
      <text:list text:style-name="L5">
        <text:list-item>
          <text:p text:style-name="P13"><text:span text:style-name="Strong_20_Emphasis">Shape Identification</text:span> - "Click on all the CIRCLES" </text:p>
        </text:list-item>
        <text:list-item>
          <text:p text:style-name="P13"><text:span text:style-name="Strong_20_Emphasis">Shape Counting</text:span> - "How many RECTANGLES do you see?" </text:p>
        </text:list-item>
        <text:list-item>
          <text:p text:style-name="P13"><text:span text:style-name="Strong_20_Emphasis">Shape Sorting</text:span> - "Sort CIRCLES and SQUARES" </text:p>
        </text:list-item>
        <text:list-item>
          <text:p text:style-name="P13"><text:span text:style-name="Strong_20_Emphasis">Mixed Challenges</text:span> - Multiple shape types </text:p>
        </text:list-item>
        <text:list-item>
          <text:p text:style-name="P12"><text:span text:style-name="Strong_20_Emphasis">Final Challenge</text:span> - Identify all shapes! </text:p>
        </text:list-item>
      </text:list>
      <text:p text:style-name="Text_20_body">**🏆 <text:span text:style-name="Strong_20_Emphasis">Game Mechanics:</text:span></text:p>
      <text:list text:style-name="L6">
        <text:list-item>
          <text:p text:style-name="P15"><text:span text:style-name="Strong_20_Emphasis">Scoring System</text:span>: 10 points for each correct shape </text:p>
        </text:list-item>
        <text:list-item>
          <text:p text:style-name="P15"><text:span text:style-name="Strong_20_Emphasis">Lives System</text:span>: 3 hearts, lose one for wrong answers </text:p>
        </text:list-item>
        <text:list-item>
          <text:p text:style-name="P15"><text:span text:style-name="Strong_20_Emphasis">Visual Feedback</text:span>: Shapes bounce and sparkle when correct </text:p>
        </text:list-item>
        <text:list-item>
          <text:p text:style-name="P14"><text:span text:style-name="Strong_20_Emphasis">Progressive Difficulty</text:span>: Each level introduces new challenges </text:p>
        </text:list-item>
      </text:list>
      <text:p text:style-name="Text_20_body">**🌟 <text:span text:style-name="Strong_20_Emphasis">Special Features:</text:span></text:p>
      <text:list text:style-name="L7">
        <text:list-item>
          <text:p text:style-name="P17">Colorful, kid-friendly interface </text:p>
        </text:list-item>
        <text:list-item>
          <text:p text:style-name="P17">Celebration animations for completed levels </text:p>
        </text:list-item>
        <text:list-item>
          <text:p text:style-name="P17">Sparkle effects for correct answers </text:p>
        </text:list-item>
        <text:list-item>
          <text:p text:style-name="P17">Bounce animations for engagement </text:p>
        </text:list-item>
        <text:list-item>
          <text:p text:style-name="P16">Clear instructions for each level </text:p>
        </text:list-item>
      </text:list>
      <text:p text:style-name="Text_20_body"><text:soft-page-break/>**📖 <text:span text:style-name="Strong_20_Emphasis">Learning Progression:</text:span></text:p>
      <text:list text:style-name="L8">
        <text:list-item>
          <text:p text:style-name="P19"><text:span text:style-name="Strong_20_Emphasis">Levels 1-3</text:span>: Basic shape identification </text:p>
        </text:list-item>
        <text:list-item>
          <text:p text:style-name="P19"><text:span text:style-name="Strong_20_Emphasis">Levels 4-6</text:span>: Counting and sorting </text:p>
        </text:list-item>
        <text:list-item>
          <text:p text:style-name="P19"><text:span text:style-name="Strong_20_Emphasis">Levels 7-9</text:span>: Advanced shapes (stars, hearts) </text:p>
        </text:list-item>
        <text:list-item>
          <text:p text:style-name="P19"><text:span text:style-name="Strong_20_Emphasis">Levels 10-12</text:span>: Complex sorting tasks </text:p>
        </text:list-item>
        <text:list-item>
          <text:p text:style-name="P18"><text:span text:style-name="Strong_20_Emphasis">Levels 13-15</text:span>: Mixed challenges and final test </text:p>
        </text:list-item>
      </text:list>
      <text:p text:style-name="Text_20_body">The game helps children develop:</text:p>
      <text:list text:style-name="L9">
        <text:list-item>
          <text:p text:style-name="P21"><text:span text:style-name="Strong_20_Emphasis">Shape recognition skills</text:span> </text:p>
        </text:list-item>
        <text:list-item>
          <text:p text:style-name="P21"><text:span text:style-name="Strong_20_Emphasis">Visual discrimination</text:span> </text:p>
        </text:list-item>
        <text:list-item>
          <text:p text:style-name="P21"><text:span text:style-name="Strong_20_Emphasis">Counting abilities</text:span> </text:p>
        </text:list-item>
        <text:list-item>
          <text:p text:style-name="P21"><text:span text:style-name="Strong_20_Emphasis">Classification skills</text:span> </text:p>
        </text:list-item>
        <text:list-item>
          <text:p text:style-name="P20"><text:span text:style-name="Strong_20_Emphasis">Hand-eye coordination</text:span> </text:p>
        </text:list-item>
      </text:list>
      <text:p text:style-name="Text_20_body">Perfect for kindergarten kids to learn shapes in a fun, interactive way! The game adapts to their learning pace and provides positive reinforcement through celebrations and visual effects.</text:p>
      <text:p text:style-name="P2"/>
      <text:h text:style-name="P1" text:outline-level="2">🎵 Sound Effects (Visual Descriptions)</text:h>
      <text:list text:style-name="L12">
        <text:list-item>
          <text:p text:style-name="P28"><text:span text:style-name="Strong_20_Emphasis">Correct Answer</text:span>: <text:span text:style-name="Emphasis">Cheerful bell chime</text:span> 🎵 </text:p>
        </text:list-item>
        <text:list-item>
          <text:p text:style-name="P28"><text:span text:style-name="Strong_20_Emphasis">Wrong Answer</text:span>: <text:span text:style-name="Emphasis">Gentle whoosh sound</text:span> 🎵 </text:p>
        </text:list-item>
        <text:list-item>
          <text:p text:style-name="P28"><text:span text:style-name="Strong_20_Emphasis">Level Up</text:span>: <text:span text:style-name="Emphasis">Triumphant fanfare</text:span> 🎵 </text:p>
        </text:list-item>
        <text:list-item>
          <text:p text:style-name="P28"><text:span text:style-name="Strong_20_Emphasis">Button Clicks</text:span>: <text:span text:style-name="Emphasis">Soft pop</text:span> 🎵 </text:p>
        </text:list-item>
        <text:list-item>
          <text:p text:style-name="P27"><text:span text:style-name="Strong_20_Emphasis">New Game</text:span>: <text:span text:style-name="Emphasis">Magical sparkle</text:span> 🎵 </text:p>
        </text:list-item>
      </text:list>
      <text:h text:style-name="Heading_20_2" text:outline-level="2">🎨 Multiple Themes (6 Different Worlds!)</text:h>
      <text:list text:style-name="L13">
        <text:list-item>
          <text:p text:style-name="P30"><text:span text:style-name="Strong_20_Emphasis">Shapes &amp; Colors</text:span> 🔵 - Classic geometric patterns </text:p>
        </text:list-item>
        <text:list-item>
          <text:p text:style-name="P30"><text:span text:style-name="Strong_20_Emphasis">Animal Friends</text:span> 🐶 - Cute animal sequences </text:p>
        </text:list-item>
        <text:list-item>
          <text:p text:style-name="P30"><text:span text:style-name="Strong_20_Emphasis">Yummy Food</text:span> 🍎 - Fruits and vegetables </text:p>
        </text:list-item>
        <text:list-item>
          <text:p text:style-name="P30"><text:span text:style-name="Strong_20_Emphasis">Transportation</text:span> 🚗 - Cars, trucks, and vehicles </text:p>
        </text:list-item>
        <text:list-item>
          <text:p text:style-name="P30"><text:span text:style-name="Strong_20_Emphasis">Numbers &amp; Math</text:span> 1️⃣ - Number recognition patterns </text:p>
        </text:list-item>
        <text:list-item>
          <text:p text:style-name="P29"><text:span text:style-name="Strong_20_Emphasis">Weather Fun</text:span> ☀️ - Sun, clouds, rain, and stars </text:p>
        </text:list-item>
      </text:list>
      <text:h text:style-name="Heading_20_2" text:outline-level="2">🧠 Advanced Pattern Types</text:h>
      <text:list text:style-name="L14">
        <text:list-item>
          <text:p text:style-name="P32"><text:span text:style-name="Strong_20_Emphasis">AB</text:span>: Simple two-element patterns (red-blue-red-blue) </text:p>
        </text:list-item>
        <text:list-item>
          <text:p text:style-name="P32"><text:span text:style-name="Strong_20_Emphasis">ABC</text:span>: Three-element patterns (circle-square-triangle) </text:p>
        </text:list-item>
        <text:list-item>
          <text:p text:style-name="P32"><text:span text:style-name="Strong_20_Emphasis">ABAB</text:span>: Complex alternating patterns </text:p>
        </text:list-item>
        <text:list-item>
          <text:p text:style-name="P32"><text:span text:style-name="Strong_20_Emphasis">ABCD</text:span>: Four-element sequences </text:p>
        </text:list-item>
        <text:list-item>
          <text:p text:style-name="P32"><text:span text:style-name="Strong_20_Emphasis">ABCAB</text:span>: Mixed pattern combinations </text:p>
        </text:list-item>
        <text:list-item>
          <text:p text:style-name="P31"><text:span text:style-name="Strong_20_Emphasis">AABB</text:span>: Grouped patterns (red-red-blue-blue) </text:p>
        </text:list-item>
      </text:list>
      <text:h text:style-name="Heading_20_2" text:outline-level="2"><text:soft-page-break/>🌟 New Features</text:h>
      <text:list text:style-name="L15">
        <text:list-item>
          <text:p text:style-name="P34"><text:span text:style-name="Strong_20_Emphasis">Theme Selector</text:span>: Kids can switch between different visual themes </text:p>
        </text:list-item>
        <text:list-item>
          <text:p text:style-name="P34"><text:span text:style-name="Strong_20_Emphasis">Pattern Type Display</text:span>: Shows what type of pattern they're solving </text:p>
        </text:list-item>
        <text:list-item>
          <text:p text:style-name="P34"><text:span text:style-name="Strong_20_Emphasis">Enhanced Scoring</text:span>: Points multiply by level </text:p>
        </text:list-item>
        <text:list-item>
          <text:p text:style-name="P34"><text:span text:style-name="Strong_20_Emphasis">Streak Bonuses</text:span>: Special celebrations every 5 correct answers </text:p>
        </text:list-item>
        <text:list-item>
          <text:p text:style-name="P34"><text:span text:style-name="Strong_20_Emphasis">Dynamic Backgrounds</text:span>: Each theme has its own color scheme </text:p>
        </text:list-item>
        <text:list-item>
          <text:p text:style-name="P34"><text:span text:style-name="Strong_20_Emphasis">Progressive Difficulty</text:span>: Patterns get more complex as levels increase </text:p>
        </text:list-item>
        <text:list-item>
          <text:p text:style-name="P33"><text:span text:style-name="Strong_20_Emphasis">Sound Effect Notifications</text:span>: Visual display of "sound effects" in top-right corner </text:p>
        </text:list-item>
      </text:list>
      <text:h text:style-name="Heading_20_2" text:outline-level="2">🎯 Educational Benefits</text:h>
      <text:list text:style-name="L16">
        <text:list-item>
          <text:p text:style-name="P36"><text:span text:style-name="Strong_20_Emphasis">Visual Learning</text:span>: Multiple themes cater to different interests </text:p>
        </text:list-item>
        <text:list-item>
          <text:p text:style-name="P36"><text:span text:style-name="Strong_20_Emphasis">Pattern Complexity</text:span>: Gradually introduces more sophisticated sequences </text:p>
        </text:list-item>
        <text:list-item>
          <text:p text:style-name="P36"><text:span text:style-name="Strong_20_Emphasis">Cognitive Development</text:span>: Different pattern types exercise various thinking skills </text:p>
        </text:list-item>
        <text:list-item>
          <text:p text:style-name="P36"><text:span text:style-name="Strong_20_Emphasis">Memory Enhancement</text:span>: Longer patterns challenge working memory </text:p>
        </text:list-item>
        <text:list-item>
          <text:p text:style-name="P35"><text:span text:style-name="Strong_20_Emphasis">Multi-sensory Experience</text:span>: Visual + "audio" feedback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20:46:14.962441132</meta:creation-date>
    <dc:date>2025-07-16T21:23:12.039266071</dc:date>
    <meta:editing-duration>PT37M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" meta:paragraph-count="117" meta:word-count="896" meta:character-count="5583" meta:non-whitespace-character-count="4805"/>
  </office:meta>
</office:document-meta>
</file>